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48.01mm"/>
    </style:style>
    <style:style style:name="co15" style:family="table-column">
      <style:table-column-properties fo:break-before="auto" style:column-width="33.85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31.1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1.78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29.21mm"/>
    </style:style>
    <style:style style:name="co24" style:family="table-column">
      <style:table-column-properties fo:break-before="auto" style:column-width="55.09mm"/>
    </style:style>
    <style:style style:name="co25" style:family="table-column">
      <style:table-column-properties fo:break-before="auto" style:column-width="24.59mm"/>
    </style:style>
    <style:style style:name="co26" style:family="table-column">
      <style:table-column-properties fo:break-before="auto" style:column-width="10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2"/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ce17" style:family="table-cell" style:parent-style-name="Default" style:data-style-name="N61">
      <style:text-properties style:font-name="Arial" fo:language="en" fo:country="US" style:font-name-asian="Linux Libertine G" style:font-name-complex="Arial"/>
    </style:style>
    <style:style style:name="ce18" style:family="table-cell" style:parent-style-name="Default">
      <style:text-properties style:font-name="Arial" fo:language="en" fo:country="US" style:font-name-asian="Linux Libertine G" style:font-name-complex="Arial"/>
    </style:style>
    <style:style style:name="ce19" style:family="table-cell" style:parent-style-name="Default" style:data-style-name="N2">
      <style:table-cell-properties fo:background-color="#ffff00"/>
    </style:style>
    <style:style style:name="ce20" style:family="table-cell" style:parent-style-name="Default" style:data-style-name="N2">
      <style:table-cell-properties fo:background-color="transparent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/>
    <style:style style:name="ce27" style:family="table-cell" style:parent-style-name="Default" style:data-style-name="N121">
      <style:table-cell-properties fo:background-color="#ffff00"/>
    </style:style>
    <style:style style:name="ce28" style:family="table-cell" style:parent-style-name="Default" style:data-style-name="N121"/>
  </office:automatic-styles>
  <office:body>
    <office:spreadsheet>
      <table:calculation-settings table:automatic-find-labels="false"/>
      <table:table table:name="116S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9"/>
        <table:table-column table:style-name="co12" table:default-cell-style-name="ce17"/>
        <table:table-column table:style-name="co13" table:default-cell-style-name="ce18"/>
        <table:table-column table:style-name="co1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ce22"/>
        <table:table-column table:style-name="co21" table:default-cell-style-name="ce2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9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row table:style-name="ro1">
          <table:table-cell table:number-columns-repeated="8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2" calcext:value-type="float">
            <text:p>2.00E-0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4" office:value-type="string" calcext:value-type="string">
            <text:p>Correction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3"/>
          <table:table-cell/>
          <table:table-cell table:style-name="Default"/>
          <table:table-cell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/s)</text:p>
          </table:table-cell>
          <table:table-cell table:style-name="ce10" office:value-type="string" calcext:value-type="string">
            <text:p>Beam offset(particles per secon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table:style-name="ce3" office:value-type="float" office:value="1603.4" calcext:value-type="float">
            <text:p>1603.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1.6" calcext:value-type="float">
            <text:p>1.6</text:p>
          </table:table-cell>
          <table:table-cell table:formula="of:=[.G8]/([.$L$2]*1.661E-018)" office:value-type="float" office:value="2.66769083850609E+017" calcext:value-type="float">
            <text:p>2.67E+17</text:p>
          </table:table-cell>
          <table:table-cell/>
          <table:table-cell office:value-type="float" office:value="62988" calcext:value-type="float">
            <text:p>62988</text:p>
          </table:table-cell>
          <table:table-cell office:value-type="float" office:value="5860" calcext:value-type="float">
            <text:p>5860</text:p>
          </table:table-cell>
          <table:table-cell office:value-type="float" office:value="4300" calcext:value-type="float">
            <text:p>4300</text:p>
          </table:table-cell>
          <table:table-cell office:value-type="float" office:value="71" calcext:value-type="float">
            <text:p>71</text:p>
          </table:table-cell>
          <table:table-cell table:formula="of:=[.AF8]*[.$AD$12] + [.AH8]" office:value-type="float" office:value="709823959192547" calcext:value-type="float">
            <text:p>7.10E+14</text:p>
          </table:table-cell>
          <table:table-cell table:formula="of:=((SQRT([.K8])+SQRT([.L8]))*[.$J$2]/(1.61E-019*1000*[.$K$2]))" office:value-type="float" office:value="4068630299200.41" calcext:value-type="float">
            <text:p>4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8]/([.I8]*[.O8]*[.$I$3]*[.AA8]*[.Q8])" office:value-type="float" office:value="3.35474869922347" calcext:value-type="float">
            <text:p>3.35</text:p>
          </table:table-cell>
          <table:table-cell table:formula="of:=1E+027*[.N8]/([.I8]*[.O8]*[.$I$3]*1*[.AA8])" office:value-type="float" office:value="0.0541737302736463" calcext:value-type="float">
            <text:p>0.05</text:p>
          </table:table-cell>
          <table:table-cell table:formula="of:=SQRT(([.AB8]/[.AA8])^2+([.H8]/[.G8])^2+([.P8]/[.O8])^2)" office:value-type="float" office:value="0.0333687626508939" calcext:value-type="float">
            <text:p>0.03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" calcext:value-type="float">
            <text:p>30</text:p>
          </table:table-cell>
          <table:table-cell office:value-type="float" office:value="18519" calcext:value-type="float">
            <text:p>18519</text:p>
          </table:table-cell>
          <table:table-cell office:value-type="float" office:value="140" calcext:value-type="float">
            <text:p>140</text:p>
          </table:table-cell>
          <table:table-cell table:formula="of:=[.Y8]/([.Y8]+[.W8])" office:value-type="float" office:value="0.954784491647762" calcext:value-type="float">
            <text:p>0.955</text:p>
          </table:table-cell>
          <table:table-cell table:formula="of:=[.AA8]*SQRT(([.Z8]/[.Y8])^2+([.Z8]^2+[.X8]^2)/([.Y8]+[.W8])^2)" office:value-type="float" office:value="0.0100883372423624" calcext:value-type="float">
            <text:p>0.010</text:p>
          </table:table-cell>
          <table:table-cell/>
          <table:table-cell table:style-name="ce9" office:value-type="float" office:value="58100000" calcext:value-type="float">
            <text:p>5.81E+07</text:p>
          </table:table-cell>
          <table:table-cell/>
          <table:table-cell table:formula="of:=(([.K8]-[.L8])*[.$J$2])/([.$K$2]*1.61E-019*1000)" office:value-type="float" office:value="709664596273292" calcext:value-type="float">
            <text:p>7.10E+14</text:p>
          </table:table-cell>
          <table:table-cell office:value-type="float" office:value="300" calcext:value-type="float">
            <text:p>300</text:p>
          </table:table-cell>
          <table:table-cell table:formula="of:=[.AG8]*[.$AD$8]" office:value-type="float" office:value="17430000000" calcext:value-type="float">
            <text:p>1.74E+10</text:p>
          </table:table-cell>
          <table:table-cell table:formula="of:=[.AH8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601.74" calcext:value-type="float">
            <text:p>1601.74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9]/([.$L$2]*1.661E-018)" office:value-type="float" office:value="2.662500778509E+017" calcext:value-type="float">
            <text:p>2.66E+17</text:p>
          </table:table-cell>
          <table:table-cell/>
          <table:table-cell office:value-type="float" office:value="33512" calcext:value-type="float">
            <text:p>33512</text:p>
          </table:table-cell>
          <table:table-cell office:value-type="float" office:value="645" calcext:value-type="float">
            <text:p>645</text:p>
          </table:table-cell>
          <table:table-cell office:value-type="float" office:value="10200" calcext:value-type="float">
            <text:p>10200</text:p>
          </table:table-cell>
          <table:table-cell office:value-type="float" office:value="106" calcext:value-type="float">
            <text:p>106</text:p>
          </table:table-cell>
          <table:table-cell table:formula="of:=[.AF9]*[.$AD$12] + [.AH9]" office:value-type="float" office:value="408384801428572" calcext:value-type="float">
            <text:p>4.08E+14</text:p>
          </table:table-cell>
          <table:table-cell table:formula="of:=((SQRT([.K9])+SQRT([.L9]))*[.$J$2]/(1.61E-019*1000*[.$K$2]))" office:value-type="float" office:value="2589561253942.65" calcext:value-type="float">
            <text:p>2.59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9]/([.I9]*[.O9]*[.$I$2]*[.AA9]*[.Q9])" office:value-type="float" office:value="7.00939147152749" calcext:value-type="float">
            <text:p>7.01</text:p>
          </table:table-cell>
          <table:table-cell table:formula="of:=1E+027*[.N9]/([.I9]*[.O9]*[.$I$2]*1*[.AA9])" office:value-type="float" office:value="0.0712401563794423" calcext:value-type="float">
            <text:p>0.07</text:p>
          </table:table-cell>
          <table:table-cell table:formula="of:=SQRT(([.AB9]/[.AA9])^2+([.H9]/[.G9])^2+([.P9]/[.O9])^2)" office:value-type="float" office:value="0.0317871614014803" calcext:value-type="float">
            <text:p>0.0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18326" calcext:value-type="float">
            <text:p>18326</text:p>
          </table:table-cell>
          <table:table-cell office:value-type="float" office:value="140" calcext:value-type="float">
            <text:p>140</text:p>
          </table:table-cell>
          <table:table-cell table:formula="of:=[.Y9]/([.Y9]+[.W9])" office:value-type="float" office:value="0.975357922188515" calcext:value-type="float">
            <text:p>0.975</text:p>
          </table:table-cell>
          <table:table-cell table:formula="of:=[.AA9]*SQRT(([.Z9]/[.Y9])^2+([.Z9]^2+[.X9]^2)/([.Y9]+[.W9])^2)" office:value-type="float" office:value="0.0104709857950431" calcext:value-type="float">
            <text:p>0.010</text:p>
          </table:table-cell>
          <table:table-cell table:number-columns-repeated="3"/>
          <table:table-cell table:formula="of:=(([.K9]-[.L9])*[.$J$2])/([.$K$2]*1.61E-019*1000)" office:value-type="float" office:value="408285714285714" calcext:value-type="float">
            <text:p>4.08E+14</text:p>
          </table:table-cell>
          <table:table-cell office:value-type="float" office:value="300" calcext:value-type="float">
            <text:p>300</text:p>
          </table:table-cell>
          <table:table-cell table:formula="of:=[.AG9]*[.$AD$8]" office:value-type="float" office:value="17430000000" calcext:value-type="float">
            <text:p>1.74E+10</text:p>
          </table:table-cell>
          <table:table-cell table:formula="of:=[.AH9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8.68" calcext:value-type="float">
            <text:p>1598.68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51.3" calcext:value-type="float">
            <text:p>51.3</text:p>
          </table:table-cell>
          <table:table-cell table:style-name="ce4" office:value-type="float" office:value="1.5" calcext:value-type="float">
            <text:p>1.5</text:p>
          </table:table-cell>
          <table:table-cell table:formula="of:=[.G10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9173" calcext:value-type="float">
            <text:p>49173</text:p>
          </table:table-cell>
          <table:table-cell office:value-type="float" office:value="641" calcext:value-type="float">
            <text:p>641</text:p>
          </table:table-cell>
          <table:table-cell office:value-type="float" office:value="5672" calcext:value-type="float">
            <text:p>5672</text:p>
          </table:table-cell>
          <table:table-cell office:value-type="float" office:value="81" calcext:value-type="float">
            <text:p>81</text:p>
          </table:table-cell>
          <table:table-cell table:formula="of:=[.AF10]*[.$AD$12] + [.AH10]" office:value-type="float" office:value="603019993975155" calcext:value-type="float">
            <text:p>6.03E+14</text:p>
          </table:table-cell>
          <table:table-cell table:formula="of:=((SQRT([.K10])+SQRT([.L10]))*[.$J$2]/(1.61E-019*1000*[.$K$2]))" office:value-type="float" office:value="3069165675501.06" calcext:value-type="float">
            <text:p>3.07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0]/([.I10]*[.O10]*[.$I$2]*[.AA10]*[.Q10])" office:value-type="float" office:value="2.64128798187172" calcext:value-type="float">
            <text:p>2.64</text:p>
          </table:table-cell>
          <table:table-cell table:formula="of:=1E+027*[.N10]/([.I10]*[.O10]*[.$I$2]*1*[.AA10])" office:value-type="float" office:value="0.0368895541868677" calcext:value-type="float">
            <text:p>0.04</text:p>
          </table:table-cell>
          <table:table-cell table:formula="of:=SQRT(([.AB10]/[.AA10])^2+([.H10]/[.G10])^2+([.P10]/[.O10])^2)" office:value-type="float" office:value="0.0312165655913986" calcext:value-type="float">
            <text:p>0.0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22216" calcext:value-type="float">
            <text:p>22216</text:p>
          </table:table-cell>
          <table:table-cell office:value-type="float" office:value="153" calcext:value-type="float">
            <text:p>153</text:p>
          </table:table-cell>
          <table:table-cell table:formula="of:=[.Y10]/([.Y10]+[.W10])" office:value-type="float" office:value="0.974770742837085" calcext:value-type="float">
            <text:p>0.975</text:p>
          </table:table-cell>
          <table:table-cell table:formula="of:=[.AA10]*SQRT(([.Z10]/[.Y10])^2+([.Z10]^2+[.X10]^2)/([.Y10]+[.W10])^2)" office:value-type="float" office:value="0.00943089690693456" calcext:value-type="float">
            <text:p>0.009</text:p>
          </table:table-cell>
          <table:table-cell table:number-columns-repeated="3"/>
          <table:table-cell table:formula="of:=(([.K10]-[.L10])*[.$J$2])/([.$K$2]*1.61E-019*1000)" office:value-type="float" office:value="602881987577640" calcext:value-type="float">
            <text:p>6.03E+14</text:p>
          </table:table-cell>
          <table:table-cell office:value-type="float" office:value="300" calcext:value-type="float">
            <text:p>300</text:p>
          </table:table-cell>
          <table:table-cell table:formula="of:=[.AG10]*[.$AD$8]" office:value-type="float" office:value="17430000000" calcext:value-type="float">
            <text:p>1.74E+10</text:p>
          </table:table-cell>
          <table:table-cell table:formula="of:=[.AH10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6Sn</text:p>
          </table:table-cell>
          <table:table-cell office:value-type="float" office:value="1597.1" calcext:value-type="float">
            <text:p>1597.1</text:p>
          </table:table-cell>
          <table:table-cell office:value-type="float" office:value="40" calcext:value-type="float">
            <text:p>40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table:formula="of:=[.G11]/([.$L$2]*1.661E-018)" office:value-type="float" office:value="2.662500778509E+017" calcext:value-type="float">
            <text:p>2.66E+17</text:p>
          </table:table-cell>
          <table:table-cell/>
          <table:table-cell office:value-type="float" office:value="48146" calcext:value-type="float">
            <text:p>48146</text:p>
          </table:table-cell>
          <table:table-cell office:value-type="float" office:value="501" calcext:value-type="float">
            <text:p>501</text:p>
          </table:table-cell>
          <table:table-cell office:value-type="float" office:value="4705" calcext:value-type="float">
            <text:p>4705</text:p>
          </table:table-cell>
          <table:table-cell office:value-type="float" office:value="75" calcext:value-type="float">
            <text:p>75</text:p>
          </table:table-cell>
          <table:table-cell table:formula="of:=[.AF11]*[.$AD$12] + [.AH11]" office:value-type="float" office:value="591999156708075" calcext:value-type="float">
            <text:p>5.92E+14</text:p>
          </table:table-cell>
          <table:table-cell table:formula="of:=((SQRT([.K11])+SQRT([.L11]))*[.$J$2]/(1.61E-019*1000*[.$K$2]))" office:value-type="float" office:value="3003788784996.13" calcext:value-type="float">
            <text:p>3.0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1]/([.I11]*[.O11]*[.$I$2]*[.AA11]*[.Q11])" office:value-type="float" office:value="2.23150994163653" calcext:value-type="float">
            <text:p>2.23</text:p>
          </table:table-cell>
          <table:table-cell table:formula="of:=1E+027*[.N11]/([.I11]*[.O11]*[.$I$2]*1*[.AA11])" office:value-type="float" office:value="0.034788789419562" calcext:value-type="float">
            <text:p>0.03</text:p>
          </table:table-cell>
          <table:table-cell table:formula="of:=SQRT(([.AB11]/[.AA11])^2+([.H11]/[.G11])^2+([.P11]/[.O11])^2)" office:value-type="float" office:value="0.0319328115339393" calcext:value-type="float">
            <text:p>0.0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15488" calcext:value-type="float">
            <text:p>15488</text:p>
          </table:table-cell>
          <table:table-cell office:value-type="float" office:value="130" calcext:value-type="float">
            <text:p>130</text:p>
          </table:table-cell>
          <table:table-cell table:formula="of:=[.Y11]/([.Y11]+[.W11])" office:value-type="float" office:value="0.974885126203814" calcext:value-type="float">
            <text:p>0.975</text:p>
          </table:table-cell>
          <table:table-cell table:formula="of:=[.AA11]*SQRT(([.Z11]/[.Y11])^2+([.Z11]^2+[.X11]^2)/([.Y11]+[.W11])^2)" office:value-type="float" office:value="0.0114935323023935" calcext:value-type="float">
            <text:p>0.011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formula="of:=(([.K11]-[.L11])*[.$J$2])/([.$K$2]*1.61E-019*1000)" office:value-type="float" office:value="591863354037267" calcext:value-type="float">
            <text:p>5.92E+14</text:p>
          </table:table-cell>
          <table:table-cell office:value-type="float" office:value="300" calcext:value-type="float">
            <text:p>300</text:p>
          </table:table-cell>
          <table:table-cell table:formula="of:=[.AG11]*[.$AD$8]" office:value-type="float" office:value="17430000000" calcext:value-type="float">
            <text:p>1.74E+10</text:p>
          </table:table-cell>
          <table:table-cell table:formula="of:=[.AH11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18"/>
          <table:table-cell table:style-name="ce20"/>
          <table:table-cell table:number-columns-repeated="10"/>
          <table:table-cell office:value-type="float" office:value="1.0002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8"/>
          <table:table-cell table:style-name="ce20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2.07" calcext:value-type="float">
            <text:p>2022.07</text:p>
          </table:table-cell>
          <table:table-cell office:value-type="float" office:value="18" calcext:value-type="float">
            <text:p>18</text:p>
          </table:table-cell>
          <table:table-cell office:value-type="float" office:value="73.4" calcext:value-type="float">
            <text:p>73.4</text:p>
          </table:table-cell>
          <table:table-cell office:value-type="float" office:value="1.1" calcext:value-type="float">
            <text:p>1.1</text:p>
          </table:table-cell>
          <table:table-cell table:formula="of:=[.G14]/([.$L$2]*1.661E-018)" office:value-type="float" office:value="3.80950403786668E+017" calcext:value-type="float">
            <text:p>3.81E+17</text:p>
          </table:table-cell>
          <table:table-cell/>
          <table:table-cell office:value-type="float" office:value="92033" calcext:value-type="float">
            <text:p>92033</text:p>
          </table:table-cell>
          <table:table-cell office:value-type="float" office:value="1824" calcext:value-type="float">
            <text:p>1824</text:p>
          </table:table-cell>
          <table:table-cell office:value-type="float" office:value="38391" calcext:value-type="float">
            <text:p>38391</text:p>
          </table:table-cell>
          <table:table-cell office:value-type="float" office:value="203" calcext:value-type="float">
            <text:p>203</text:p>
          </table:table-cell>
          <table:table-cell table:formula="of:=[.AF14]*[.$AD$12] + [.AH14]" office:value-type="float" office:value="1120850247391300" calcext:value-type="float">
            <text:p>1.12E+15</text:p>
          </table:table-cell>
          <table:table-cell table:formula="of:=((SQRT([.K14])+SQRT([.L14]))*[.$J$2]/(1.61E-019*1000*[.$K$2]))" office:value-type="float" office:value="4299102171204.42" calcext:value-type="float">
            <text:p>4.30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4]/([.I14]*[.O14]*[.$I$2]*[.AA14]*[.Q14])" office:value-type="float" office:value="6.74818003681111" calcext:value-type="float">
            <text:p>6.75</text:p>
          </table:table-cell>
          <table:table-cell table:formula="of:=1E+027*[.N14]/([.I14]*[.O14]*[.$I$2]*1*[.AA14])" office:value-type="float" office:value="0.0348973242538163" calcext:value-type="float">
            <text:p>0.03</text:p>
          </table:table-cell>
          <table:table-cell table:formula="of:=SQRT(([.AB14]/[.AA14])^2+([.H14]/[.G14])^2+([.P14]/[.O14])^2)" office:value-type="float" office:value="0.0163994292355783" calcext:value-type="float">
            <text:p>0.02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2" calcext:value-type="float">
            <text:p>32</text:p>
          </table:table-cell>
          <table:table-cell office:value-type="float" office:value="68599" calcext:value-type="float">
            <text:p>68599</text:p>
          </table:table-cell>
          <table:table-cell office:value-type="float" office:value="267" calcext:value-type="float">
            <text:p>267</text:p>
          </table:table-cell>
          <table:table-cell table:formula="of:=[.Y14]/([.Y14]+[.W14])" office:value-type="float" office:value="0.971024544914079" calcext:value-type="float">
            <text:p>0.971</text:p>
          </table:table-cell>
          <table:table-cell table:formula="of:=[.AA14]*SQRT(([.Z14]/[.Y14])^2+([.Z14]^2+[.X14]^2)/([.Y14]+[.W14])^2)" office:value-type="float" office:value="0.00528635233847125" calcext:value-type="float">
            <text:p>0.005</text:p>
          </table:table-cell>
          <table:table-cell table:number-columns-repeated="3"/>
          <table:table-cell table:formula="of:=(([.K14]-[.L14])*[.$J$2])/([.$K$2]*1.61E-019*1000)" office:value-type="float" office:value="1120608695652174" calcext:value-type="float">
            <text:p>1.12E+15</text:p>
          </table:table-cell>
          <table:table-cell office:value-type="float" office:value="300" calcext:value-type="float">
            <text:p>300</text:p>
          </table:table-cell>
          <table:table-cell table:formula="of:=[.AG14]*[.$AD$8]" office:value-type="float" office:value="17430000000" calcext:value-type="float">
            <text:p>1.74E+10</text:p>
          </table:table-cell>
          <table:table-cell table:formula="of:=[.AH14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16.17" calcext:value-type="float">
            <text:p>2016.17</text:p>
          </table:table-cell>
          <table:table-cell office:value-type="float" office:value="25" calcext:value-type="float">
            <text:p>2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5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98902" calcext:value-type="float">
            <text:p>98902</text:p>
          </table:table-cell>
          <table:table-cell office:value-type="float" office:value="3474" calcext:value-type="float">
            <text:p>3474</text:p>
          </table:table-cell>
          <table:table-cell office:value-type="float" office:value="30198" calcext:value-type="float">
            <text:p>30198</text:p>
          </table:table-cell>
          <table:table-cell office:value-type="float" office:value="181" calcext:value-type="float">
            <text:p>181</text:p>
          </table:table-cell>
          <table:table-cell table:formula="of:=[.AF15]*[.$AD$12] + [.AH15]" office:value-type="float" office:value="1185695511987580" calcext:value-type="float">
            <text:p>1.19E+15</text:p>
          </table:table-cell>
          <table:table-cell table:formula="of:=((SQRT([.K15])+SQRT([.L15]))*[.$J$2]/(1.61E-019*1000*[.$K$2]))" office:value-type="float" office:value="4638851326489.71" calcext:value-type="float">
            <text:p>4.6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5]/([.I15]*[.O15]*[.$I$2]*[.AA15]*[.Q15])" office:value-type="float" office:value="5.03309863104487" calcext:value-type="float">
            <text:p>5.03</text:p>
          </table:table-cell>
          <table:table-cell table:formula="of:=1E+027*[.N15]/([.I15]*[.O15]*[.$I$2]*1*[.AA15])" office:value-type="float" office:value="0.0295035781664447" calcext:value-type="float">
            <text:p>0.03</text:p>
          </table:table-cell>
          <table:table-cell table:formula="of:=SQRT(([.AB15]/[.AA15])^2+([.H15]/[.G15])^2+([.P15]/[.O15])^2)" office:value-type="float" office:value="0.0205010863973697" calcext:value-type="float">
            <text:p>0.02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35" calcext:value-type="float">
            <text:p>35</text:p>
          </table:table-cell>
          <table:table-cell office:value-type="float" office:value="75985" calcext:value-type="float">
            <text:p>75985</text:p>
          </table:table-cell>
          <table:table-cell office:value-type="float" office:value="280" calcext:value-type="float">
            <text:p>280</text:p>
          </table:table-cell>
          <table:table-cell table:formula="of:=[.Y14]/([.Y14]+[.W15])" office:value-type="float" office:value="0.982793696275072" calcext:value-type="float">
            <text:p>0.983</text:p>
          </table:table-cell>
          <table:table-cell table:formula="of:=[.AA15]*SQRT(([.Z14]/[.Y14])^2+([.Z14]^2+[.X15]^2)/([.Y14]+[.W15])^2)" office:value-type="float" office:value="0.00538592537488733" calcext:value-type="float">
            <text:p>0.005</text:p>
          </table:table-cell>
          <table:table-cell table:number-columns-repeated="3"/>
          <table:table-cell table:formula="of:=(([.K15]-[.L15])*[.$J$2])/([.$K$2]*1.61E-019*1000)" office:value-type="float" office:value="1185440993788820" calcext:value-type="float">
            <text:p>1.19E+15</text:p>
          </table:table-cell>
          <table:table-cell office:value-type="float" office:value="300" calcext:value-type="float">
            <text:p>300</text:p>
          </table:table-cell>
          <table:table-cell table:formula="of:=[.AG15]*[.$AD$8]" office:value-type="float" office:value="17430000000" calcext:value-type="float">
            <text:p>1.74E+10</text:p>
          </table:table-cell>
          <table:table-cell table:formula="of:=[.AH15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01" calcext:value-type="float">
            <text:p>2025.01</text:p>
          </table:table-cell>
          <table:table-cell office:value-type="float" office:value="31" calcext:value-type="float">
            <text:p>31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6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1872" calcext:value-type="float">
            <text:p>111872</text:p>
          </table:table-cell>
          <table:table-cell office:value-type="float" office:value="2558" calcext:value-type="float">
            <text:p>2558</text:p>
          </table:table-cell>
          <table:table-cell office:value-type="float" office:value="18183" calcext:value-type="float">
            <text:p>18183</text:p>
          </table:table-cell>
          <table:table-cell office:value-type="float" office:value="140" calcext:value-type="float">
            <text:p>140</text:p>
          </table:table-cell>
          <table:table-cell table:formula="of:=[.AF16]*[.$AD$12] + [.AH16]" office:value-type="float" office:value="1358226905776400" calcext:value-type="float">
            <text:p>1.36E+15</text:p>
          </table:table-cell>
          <table:table-cell table:formula="of:=((SQRT([.K16])+SQRT([.L16]))*[.$J$2]/(1.61E-019*1000*[.$K$2]))" office:value-type="float" office:value="4783222283620.83" calcext:value-type="float">
            <text:p>4.78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6]/([.I16]*[.O16]*[.$I$2]*[.AA16]*[.Q16])" office:value-type="float" office:value="2.63456781617256" calcext:value-type="float">
            <text:p>2.63</text:p>
          </table:table-cell>
          <table:table-cell table:formula="of:=1E+027*[.N16]/([.I16]*[.O16]*[.$I$2]*1*[.AA16])" office:value-type="float" office:value="0.0198385868883213" calcext:value-type="float">
            <text:p>0.02</text:p>
          </table:table-cell>
          <table:table-cell table:formula="of:=SQRT(([.AB16]/[.AA16])^2+([.H16]/[.G16])^2+([.P16]/[.O16])^2)" office:value-type="float" office:value="0.0203552074840246" calcext:value-type="float">
            <text:p>0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32" calcext:value-type="float">
            <text:p>32</text:p>
          </table:table-cell>
          <table:table-cell office:value-type="float" office:value="71445" calcext:value-type="float">
            <text:p>71445</text:p>
          </table:table-cell>
          <table:table-cell office:value-type="float" office:value="272" calcext:value-type="float">
            <text:p>272</text:p>
          </table:table-cell>
          <table:table-cell table:formula="of:=[.Y15]/([.Y15]+[.W16])" office:value-type="float" office:value="0.986907900718247" calcext:value-type="float">
            <text:p>0.987</text:p>
          </table:table-cell>
          <table:table-cell table:formula="of:=[.AA16]*SQRT(([.Z15]/[.Y15])^2+([.Z15]^2+[.X16]^2)/([.Y15]+[.W16])^2)" office:value-type="float" office:value="0.00512594430121603" calcext:value-type="float">
            <text:p>0.005</text:p>
          </table:table-cell>
          <table:table-cell table:number-columns-repeated="3"/>
          <table:table-cell table:formula="of:=(([.K16]-[.L16])*[.$J$2])/([.$K$2]*1.61E-019*1000)" office:value-type="float" office:value="1357937888198758" calcext:value-type="float">
            <text:p>1.36E+15</text:p>
          </table:table-cell>
          <table:table-cell office:value-type="float" office:value="300" calcext:value-type="float">
            <text:p>300</text:p>
          </table:table-cell>
          <table:table-cell table:formula="of:=[.AG16]*[.$AD$8]" office:value-type="float" office:value="17430000000" calcext:value-type="float">
            <text:p>1.74E+10</text:p>
          </table:table-cell>
          <table:table-cell table:formula="of:=[.AH16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76" calcext:value-type="float">
            <text:p>2025.76</text:p>
          </table:table-cell>
          <table:table-cell office:value-type="float" office:value="35" calcext:value-type="float">
            <text:p>35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7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65433" calcext:value-type="float">
            <text:p>165433</text:p>
          </table:table-cell>
          <table:table-cell office:value-type="float" office:value="3014" calcext:value-type="float">
            <text:p>3014</text:p>
          </table:table-cell>
          <table:table-cell office:value-type="float" office:value="19804" calcext:value-type="float">
            <text:p>19804</text:p>
          </table:table-cell>
          <table:table-cell office:value-type="float" office:value="147" calcext:value-type="float">
            <text:p>147</text:p>
          </table:table-cell>
          <table:table-cell table:formula="of:=[.AF17]*[.$AD$12] + [.AH17]" office:value-type="float" office:value="2018048284658385" calcext:value-type="float">
            <text:p>2.02E+15</text:p>
          </table:table-cell>
          <table:table-cell table:formula="of:=((SQRT([.K17])+SQRT([.L17]))*[.$J$2]/(1.61E-019*1000*[.$K$2]))" office:value-type="float" office:value="5734589640991.57" calcext:value-type="float">
            <text:p>5.73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7]/([.I17]*[.O17]*[.$I$2]*[.AA17]*[.Q17])" office:value-type="float" office:value="1.93666727681544" calcext:value-type="float">
            <text:p>1.94</text:p>
          </table:table-cell>
          <table:table-cell table:formula="of:=1E+027*[.N17]/([.I17]*[.O17]*[.$I$2]*1*[.AA17])" office:value-type="float" office:value="0.0140591248090613" calcext:value-type="float">
            <text:p>0.01</text:p>
          </table:table-cell>
          <table:table-cell table:formula="of:=SQRT(([.AB17]/[.AA17])^2+([.H17]/[.G17])^2+([.P17]/[.O17])^2)" office:value-type="float" office:value="0.0202924133788861" calcext:value-type="float">
            <text:p>0.02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office:value-type="float" office:value="85841" calcext:value-type="float">
            <text:p>85841</text:p>
          </table:table-cell>
          <table:table-cell office:value-type="float" office:value="297" calcext:value-type="float">
            <text:p>297</text:p>
          </table:table-cell>
          <table:table-cell table:formula="of:=[.Y16]/([.Y16]+[.W17])" office:value-type="float" office:value="0.984145131963193" calcext:value-type="float">
            <text:p>0.984</text:p>
          </table:table-cell>
          <table:table-cell table:formula="of:=[.AA17]*SQRT(([.Z16]/[.Y16])^2+([.Z16]^2+[.X17]^2)/([.Y16]+[.W17])^2)" office:value-type="float" office:value="0.00527705333305231" calcext:value-type="float">
            <text:p>0.005</text:p>
          </table:table-cell>
          <table:table-cell table:number-columns-repeated="3"/>
          <table:table-cell table:formula="of:=(([.K17]-[.L17])*[.$J$2])/([.$K$2]*1.61E-019*1000)" office:value-type="float" office:value="2.01762732919255E+015" calcext:value-type="float">
            <text:p>2.02E+15</text:p>
          </table:table-cell>
          <table:table-cell office:value-type="float" office:value="300" calcext:value-type="float">
            <text:p>300</text:p>
          </table:table-cell>
          <table:table-cell table:formula="of:=[.AG17]*[.$AD$8]" office:value-type="float" office:value="17430000000" calcext:value-type="float">
            <text:p>1.74E+10</text:p>
          </table:table-cell>
          <table:table-cell table:formula="of:=[.AH17]/[.$K$2]" office:value-type="float" office:value="17430000000" calcext:value-type="float">
            <text:p>1.74E+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Sn</text:p>
          </table:table-cell>
          <table:table-cell office:value-type="float" office:value="2025.88" calcext:value-type="float">
            <text:p>2025.88</text:p>
          </table:table-cell>
          <table:table-cell office:value-type="float" office:value="40" calcext:value-type="float">
            <text:p>40</text:p>
          </table:table-cell>
          <table:table-cell office:value-type="float" office:value="72.3" calcext:value-type="float">
            <text:p>72.3</text:p>
          </table:table-cell>
          <table:table-cell office:value-type="float" office:value="1.4" calcext:value-type="float">
            <text:p>1.4</text:p>
          </table:table-cell>
          <table:table-cell table:formula="of:=[.G18]/([.$L$2]*1.661E-018)" office:value-type="float" office:value="3.75241337789865E+017" calcext:value-type="float">
            <text:p>3.75E+17</text:p>
          </table:table-cell>
          <table:table-cell/>
          <table:table-cell office:value-type="float" office:value="115180" calcext:value-type="float">
            <text:p>115180</text:p>
          </table:table-cell>
          <table:table-cell office:value-type="float" office:value="3384" calcext:value-type="float">
            <text:p>3384</text:p>
          </table:table-cell>
          <table:table-cell office:value-type="float" office:value="16936" calcext:value-type="float">
            <text:p>16936</text:p>
          </table:table-cell>
          <table:table-cell office:value-type="float" office:value="137" calcext:value-type="float">
            <text:p>137</text:p>
          </table:table-cell>
          <table:table-cell table:formula="of:=[.AF18]*[.$AD$12] + [.AH18]" office:value-type="float" office:value="1.38906537037267E+015" calcext:value-type="float">
            <text:p>1.39E+15</text:p>
          </table:table-cell>
          <table:table-cell table:formula="of:=((SQRT([.K18])+SQRT([.L18]))*[.$J$2]/(1.61E-019*1000*[.$K$2]))" office:value-type="float" office:value="4938558375119.4" calcext:value-type="float">
            <text:p>4.94E+12</text:p>
          </table:table-cell>
          <table:table-cell office:value-type="float" office:value="0.978" calcext:value-type="float">
            <text:p>0.98</text:p>
          </table:table-cell>
          <table:table-cell/>
          <table:table-cell table:formula="of:=1E+027*[.M18]/([.I18]*[.O18]*[.$I$2]*[.AA18]*[.Q18])" office:value-type="float" office:value="2.40344377380315" calcext:value-type="float">
            <text:p>2.40</text:p>
          </table:table-cell>
          <table:table-cell table:formula="of:=1E+027*[.N18]/([.I18]*[.O18]*[.$I$2]*1*[.AA18])" office:value-type="float" office:value="0.0190143964027391" calcext:value-type="float">
            <text:p>0.02</text:p>
          </table:table-cell>
          <table:table-cell table:formula="of:=SQRT(([.AB18]/[.AA18])^2+([.H18]/[.G18])^2+([.P18]/[.O18])^2)" office:value-type="float" office:value="0.0202819463820905" calcext:value-type="float">
            <text:p>0.0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36" calcext:value-type="float">
            <text:p>36</text:p>
          </table:table-cell>
          <table:table-cell office:value-type="float" office:value="54630" calcext:value-type="float">
            <text:p>54630</text:p>
          </table:table-cell>
          <table:table-cell office:value-type="float" office:value="239" calcext:value-type="float">
            <text:p>239</text:p>
          </table:table-cell>
          <table:table-cell table:formula="of:=[.Y17]/([.Y17]+[.W18])" office:value-type="float" office:value="0.985251245322866" calcext:value-type="float">
            <text:p>0.985</text:p>
          </table:table-cell>
          <table:table-cell table:formula="of:=[.AA18]*SQRT(([.Z17]/[.Y17])^2+([.Z17]^2+[.X18]^2)/([.Y17]+[.W18])^2)" office:value-type="float" office:value="0.00480271683934274" calcext:value-type="float">
            <text:p>0.005</text:p>
          </table:table-cell>
          <table:table-cell table:number-columns-repeated="3"/>
          <table:table-cell table:formula="of:=(([.K18]-[.L18])*[.$J$2])/([.$K$2]*1.61E-019*1000)" office:value-type="float" office:value="1388770186335400" calcext:value-type="float">
            <text:p>1.39E+15</text:p>
          </table:table-cell>
          <table:table-cell office:value-type="float" office:value="300" calcext:value-type="float">
            <text:p>300</text:p>
          </table:table-cell>
          <table:table-cell table:formula="of:=[.AG18]*[.$AD$8]" office:value-type="float" office:value="17430000000" calcext:value-type="float">
            <text:p>1.74E+10</text:p>
          </table:table-cell>
          <table:table-cell table:formula="of:=[.AH18]/[.$K$2]" office:value-type="float" office:value="17430000000" calcext:value-type="float">
            <text:p>1.74E+10</text:p>
          </table:table-cell>
        </table:table-row>
      </table:table>
      <table:table table:name="114Cd (p,d) Strongest Sta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ce9"/>
        <table:table-column table:style-name="co12" table:default-cell-style-name="ce17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ce22"/>
        <table:table-column table:style-name="co21" table:default-cell-style-name="ce2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2" table:default-cell-style-name="ce9"/>
        <table:table-column table:style-name="co1" table:default-cell-style-name="Default"/>
        <table:table-column table:style-name="co23" table:default-cell-style-name="ce9"/>
        <table:table-column table:style-name="co24" table:default-cell-style-name="ce9"/>
        <table:table-column table:style-name="co1" table:number-columns-repeated="3" table:default-cell-style-name="Default"/>
        <table:table-row table:style-name="ro1">
          <table:table-cell table:number-columns-repeated="10"/>
          <table:table-cell table:style-name="ce2" office:value-type="string" calcext:value-type="string">
            <text:p>Omega(SR)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Zbeam</text:p>
          </table:table-cell>
          <table:table-cell table:style-name="ce2" office:value-type="string" calcext:value-type="string">
            <text:p>Atarget</text:p>
          </table:table-cell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ce14" office:value-type="string" calcext:value-type="string">
            <text:p>FA</text:p>
          </table:table-cell>
          <table:table-cell table:formula="of:=14.03/1000" office:value-type="float" office:value="0.01403" calcext:value-type="float">
            <text:p>0.01</text:p>
          </table:table-cell>
          <table:table-cell table:style-name="ce9" office:value-type="float" office:value="0.0000002" calcext:value-type="float">
            <text:p>2.00E-07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ce14" office:value-type="string" calcext:value-type="string">
            <text:p>HA</text:p>
          </table:table-cell>
          <table:table-cell table:formula="of:=7.249/1000" office:value-type="float" office:value="0.007249" calcext:value-type="float">
            <text:p>0.01</text:p>
          </table:table-cell>
          <table:table-cell table:number-columns-repeated="5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6"/>
          <table:table-cell table:style-name="ce14" office:value-type="string" calcext:value-type="string">
            <text:p>Corrections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4"/>
          <table:table-cell office:value-type="string" calcext:value-type="string">
            <text:p>from errors in #beam, target thickness etc</text:p>
          </table:table-cell>
          <table:table-cell/>
          <table:table-cell table:style-name="ce21" office:value-type="string" calcext:value-type="string">
            <text:p>Efficiency</text:p>
          </table:table-cell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BIC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Target</text:p>
          </table:table-cell>
          <table:table-cell table:style-name="ce11" office:value-type="string" calcext:value-type="string">
            <text:p>Peak Positions(Channel)</text:p>
          </table:table-cell>
          <table:table-cell table:style-name="ce11" office:value-type="string" calcext:value-type="string">
            <text:p>Energy (keV)</text:p>
          </table:table-cell>
          <table:table-cell table:style-name="ce11" office:value-type="string" calcext:value-type="string">
            <text:p>j/pi</text:p>
          </table:table-cell>
          <table:table-cell table:style-name="ce11" office:value-type="string" calcext:value-type="string">
            <text:p>Theta(deg)</text:p>
          </table:table-cell>
          <table:table-cell table:style-name="ce11" office:value-type="string" calcext:value-type="string">
            <text:p>Target Thickness (ug/cm3)</text:p>
          </table:table-cell>
          <table:table-cell table:style-name="ce11" office:value-type="string" calcext:value-type="string">
            <text:p>Uncertainty</text:p>
          </table:table-cell>
          <table:table-cell table:style-name="ce10" office:value-type="string" calcext:value-type="string">
            <text:p>#target</text:p>
          </table:table-cell>
          <table:table-cell table:style-name="ce10"/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#beam</text:p>
          </table:table-cell>
          <table:table-cell table:style-name="ce11" office:value-type="string" calcext:value-type="string">
            <text:p>Uncertainty</text:p>
          </table:table-cell>
          <table:table-cell table:style-name="ce11" office:value-type="string" calcext:value-type="string">
            <text:p>Isotopic Purity</text:p>
          </table:table-cell>
          <table:table-cell table:style-name="ce10"/>
          <table:table-cell table:style-name="ce11" office:value-type="string" calcext:value-type="string">
            <text:p>Cross-section(millibarn/sr)</text:p>
          </table:table-cell>
          <table:table-cell table:style-name="ce10" office:value-type="string" calcext:value-type="string">
            <text:p>Fitting uncertainty</text:p>
          </table:table-cell>
          <table:table-cell table:style-name="ce10" office:value-type="string" calcext:value-type="string">
            <text:p>Systematic uncertainty</text:p>
          </table:table-cell>
          <table:table-cell/>
          <table:table-cell table:style-name="ce10" office:value-type="string" calcext:value-type="string">
            <text:p>Channel 1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Rest of Channels counts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14" office:value-type="string" calcext:value-type="string">
            <text:p>Current offset(e/s)</text:p>
          </table:table-cell>
          <table:table-cell/>
          <table:table-cell table:style-name="ce10" office:value-type="string" calcext:value-type="string">
            <text:p>#Beam(uncorrected)</text:p>
          </table:table-cell>
          <table:table-cell table:style-name="ce10" office:value-type="string" calcext:value-type="string">
            <text:p>Run Time(s)</text:p>
          </table:table-cell>
          <table:table-cell table:style-name="ce10" office:value-type="string" calcext:value-type="string">
            <text:p>Beam offset(e)</text:p>
          </table:table-cell>
          <table:table-cell table:style-name="ce10" office:value-type="string" calcext:value-type="string">
            <text:p>Beam offset(particles per secon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30.94" calcext:value-type="float">
            <text:p>183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8]/([.$N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26208" calcext:value-type="float">
            <text:p>26208</text:p>
          </table:table-cell>
          <table:table-cell office:value-type="float" office:value="167" calcext:value-type="float">
            <text:p>167</text:p>
          </table:table-cell>
          <table:table-cell table:formula="of:=[.AH8]*[.$AF$12] + [.AK8]" office:value-type="float" office:value="162818687649689" calcext:value-type="float">
            <text:p>1.63E+14</text:p>
          </table:table-cell>
          <table:table-cell table:formula="of:=((SQRT([.M8])+SQRT([.N8]))*[.$L$2]/(1.61E-019*1000*[.$M$2]))" office:value-type="float" office:value="354140938745.595" calcext:value-type="float">
            <text:p>3.54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8]/([.K8]*[.Q8]*[.$K$2]*[.AC8]*[.S8])" office:value-type="float" office:value="65.8321823095589" calcext:value-type="float">
            <text:p>65.83</text:p>
          </table:table-cell>
          <table:table-cell table:formula="of:=1E+027*[.P8]/([.K8]*[.Q8]*[.$K$2]*1*[.AC8])" office:value-type="float" office:value="0.415294364363529" calcext:value-type="float">
            <text:p>0.42</text:p>
          </table:table-cell>
          <table:table-cell table:formula="of:=SQRT(([.AD8]/[.AC8])^2+([.J8]/[.I8])^2+([.R8]/[.Q8])^2)" office:value-type="float" office:value="0.0133731379430276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formula="of:=[.AA8]/([.AA8]+[.Y8])" office:value-type="float" office:value="0.994653362659371" calcext:value-type="float">
            <text:p>0.995</text:p>
          </table:table-cell>
          <table:table-cell table:formula="of:=[.AC8]*SQRT(([.AB8]/[.AA8])^2+([.AB8]^2+[.Z8]^2)/([.AA8]+[.Y8])^2)" office:value-type="float" office:value="0.00601022556216232" calcext:value-type="float">
            <text:p>0.006</text:p>
          </table:table-cell>
          <table:table-cell/>
          <table:table-cell table:style-name="ce9" office:value-type="float" office:value="-54700000" calcext:value-type="float">
            <text:p>-5.47E+07</text:p>
          </table:table-cell>
          <table:table-cell/>
          <table:table-cell table:formula="of:=(([.M8]-[.N8])*[.$L$2])/([.$M$2]*1.61E-019*1000)" office:value-type="float" office:value="162022360248447" calcext:value-type="float">
            <text:p>1.62E+14</text:p>
          </table:table-cell>
          <table:table-cell office:value-type="float" office:value="504" calcext:value-type="float">
            <text:p>504</text:p>
          </table:table-cell>
          <table:table-cell table:formula="of:=[.AI8]*[.$AF$8]" office:value-type="float" office:value="-27568800000" calcext:value-type="float">
            <text:p>-2.76E+10</text:p>
          </table:table-cell>
          <table:table-cell table:formula="of:=[.AJ8]/[.$M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31.68" calcext:value-type="float">
            <text:p>1831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9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10180" calcext:value-type="float">
            <text:p>10180</text:p>
          </table:table-cell>
          <table:table-cell office:value-type="float" office:value="102" calcext:value-type="float">
            <text:p>102</text:p>
          </table:table-cell>
          <table:table-cell table:formula="of:=[.AH9]*[.$AF$12] + [.AJ9]" office:value-type="float" office:value="231972482171429" calcext:value-type="float">
            <text:p>2.32E+14</text:p>
          </table:table-cell>
          <table:table-cell table:formula="of:=((SQRT([.M9])+SQRT([.N9]))*[.$L$2]/(1.61E-019*1000*[.$M$2]))" office:value-type="float" office:value="438212446989.808" calcext:value-type="float">
            <text:p>4.38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9]/([.K9]*[.Q9]*[.$K$2]*[.AC9]*[.S9])" office:value-type="float" office:value="17.5713332336809" calcext:value-type="float">
            <text:p>17.57</text:p>
          </table:table-cell>
          <table:table-cell table:formula="of:=1E+027*[.P9]/([.K9]*[.Q9]*[.$K$2]*1*[.AC9])" office:value-type="float" office:value="0.174297959718772" calcext:value-type="float">
            <text:p>0.17</text:p>
          </table:table-cell>
          <table:table-cell table:formula="of:=SQRT(([.AD9]/[.AC9])^2+([.J9]/[.I9])^2+([.R9]/[.Q9])^2)" office:value-type="float" office:value="0.014884960758825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formula="of:=[.AA9]/([.AA9]+[.Y9])" office:value-type="float" office:value="0.995547773598816" calcext:value-type="float">
            <text:p>0.996</text:p>
          </table:table-cell>
          <table:table-cell table:formula="of:=[.AC9]*SQRT(([.AB9]/[.AA9])^2+([.AB9]^2+[.Z9]^2)/([.AA9]+[.Y9])^2)" office:value-type="float" office:value="0.00338476418853331" calcext:value-type="float">
            <text:p>0.003</text:p>
          </table:table-cell>
          <table:table-cell table:number-columns-repeated="3"/>
          <table:table-cell table:formula="of:=(([.M9]-[.N9])*[.$L$2])/([.$M$2]*1.61E-019*1000)" office:value-type="float" office:value="230857142857143" calcext:value-type="float">
            <text:p>2.31E+14</text:p>
          </table:table-cell>
          <table:table-cell office:value-type="float" office:value="712" calcext:value-type="float">
            <text:p>712</text:p>
          </table:table-cell>
          <table:table-cell table:formula="of:=[.AI9]*[.$AF$8]" office:value-type="float" office:value="-38946400000" calcext:value-type="float">
            <text:p>-3.89E+10</text:p>
          </table:table-cell>
          <table:table-cell table:formula="of:=[.AJ9]/[.$M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0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30094" calcext:value-type="float">
            <text:p>30094</text:p>
          </table:table-cell>
          <table:table-cell office:value-type="float" office:value="13" calcext:value-type="float">
            <text:p>13</text:p>
          </table:table-cell>
          <table:table-cell table:formula="of:=[.AH10]*[.$AF$12] + [.AJ10]" office:value-type="float" office:value="220807528722981" calcext:value-type="float">
            <text:p>2.21E+14</text:p>
          </table:table-cell>
          <table:table-cell table:formula="of:=((SQRT([.M10])+SQRT([.N10]))*[.$L$2]/(1.61E-019*1000*[.$M$2]))" office:value-type="float" office:value="416506040276.827" calcext:value-type="float">
            <text:p>4.17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27" table:formula="of:=1E+027*[.O10]/([.K10]*[.Q10]*[.$K$2]*[.AC10]*[.S10])" office:value-type="float" office:value="54.5824987807197" calcext:value-type="float">
            <text:p>54.582</text:p>
          </table:table-cell>
          <table:table-cell table:style-name="ce28" table:formula="of:=1E+027*[.P10]/([.K10]*[.Q10]*[.$K$2]*1*[.AC10])" office:value-type="float" office:value="0.0233427513560132" calcext:value-type="float">
            <text:p>0.023</text:p>
          </table:table-cell>
          <table:table-cell table:formula="of:=SQRT(([.AD10]/[.AC10])^2+([.J10]/[.I10])^2+([.R10]/[.Q10])^2)" office:value-type="float" office:value="0.0151714012972424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formula="of:=[.AA10]/([.AA10]+[.Y10])" office:value-type="float" office:value="0.995332391798632" calcext:value-type="float">
            <text:p>0.995</text:p>
          </table:table-cell>
          <table:table-cell table:formula="of:=[.AC10]*SQRT(([.AB10]/[.AA10])^2+([.AB10]^2+[.Z10]^2)/([.AA10]+[.Y10])^2)" office:value-type="float" office:value="0.00447115952099112" calcext:value-type="float">
            <text:p>0.004</text:p>
          </table:table-cell>
          <table:table-cell table:number-columns-repeated="3"/>
          <table:table-cell table:formula="of:=(([.M10]-[.N10])*[.$L$2])/([.$M$2]*1.61E-019*1000)" office:value-type="float" office:value="219745341614907" calcext:value-type="float">
            <text:p>2.20E+14</text:p>
          </table:table-cell>
          <table:table-cell office:value-type="float" office:value="668" calcext:value-type="float">
            <text:p>668</text:p>
          </table:table-cell>
          <table:table-cell table:formula="of:=[.AI10]*[.$AF$8]" office:value-type="float" office:value="-36539600000" calcext:value-type="float">
            <text:p>-3.65E+10</text:p>
          </table:table-cell>
          <table:table-cell table:formula="of:=[.AJ10]/[.$M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841.17" calcext:value-type="float">
            <text:p>1841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1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5140" calcext:value-type="float">
            <text:p>5140</text:p>
          </table:table-cell>
          <table:table-cell office:value-type="float" office:value="73" calcext:value-type="float">
            <text:p>73</text:p>
          </table:table-cell>
          <table:table-cell table:formula="of:=[.AH11]*[.$AF$12] + [.AJ11]" office:value-type="float" office:value="115492557440994" calcext:value-type="float">
            <text:p>1.15E+14</text:p>
          </table:table-cell>
          <table:table-cell table:formula="of:=((SQRT([.M11])+SQRT([.N11]))*[.$L$2]/(1.61E-019*1000*[.$M$2]))" office:value-type="float" office:value="300674530772.053" calcext:value-type="float">
            <text:p>3.01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1]/([.K11]*[.Q11]*[.$K$2]*[.AC11]*[.S11])" office:value-type="float" office:value="17.8253633179809" calcext:value-type="float">
            <text:p>17.83</text:p>
          </table:table-cell>
          <table:table-cell table:formula="of:=1E+027*[.P11]/([.K11]*[.Q11]*[.$K$2]*1*[.AC11])" office:value-type="float" office:value="0.250630157002038" calcext:value-type="float">
            <text:p>0.25</text:p>
          </table:table-cell>
          <table:table-cell table:formula="of:=SQRT(([.AD11]/[.AC11])^2+([.J11]/[.I11])^2+([.R11]/[.Q11])^2)" office:value-type="float" office:value="0.0163127811834655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formula="of:=[.AA11]/([.AA11]+[.Y11])" office:value-type="float" office:value="0.995236378617777" calcext:value-type="float">
            <text:p>0.995</text:p>
          </table:table-cell>
          <table:table-cell table:formula="of:=[.AC11]*SQRT(([.AB11]/[.AA11])^2+([.AB11]^2+[.Z11]^2)/([.AA11]+[.Y11])^2)" office:value-type="float" office:value="0.0072382457847988" calcext:value-type="float">
            <text:p>0.007</text:p>
          </table:table-cell>
          <table:table-cell/>
          <table:table-cell table:style-name="ce14" office:value-type="string" calcext:value-type="string">
            <text:p>Current Gradient</text:p>
          </table:table-cell>
          <table:table-cell/>
          <table:table-cell table:formula="of:=(([.M11]-[.N11])*[.$L$2])/([.$M$2]*1.61E-019*1000)" office:value-type="float" office:value="114948447204969" calcext:value-type="float">
            <text:p>1.15E+14</text:p>
          </table:table-cell>
          <table:table-cell office:value-type="float" office:value="560" calcext:value-type="float">
            <text:p>560</text:p>
          </table:table-cell>
          <table:table-cell table:formula="of:=[.AI11]*[.$AF$8]" office:value-type="float" office:value="-30632000000" calcext:value-type="float">
            <text:p>-3.06E+10</text:p>
          </table:table-cell>
          <table:table-cell table:formula="of:=[.AJ11]/[.$M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19"/>
          <table:table-cell table:number-columns-repeated="10"/>
          <table:table-cell office:value-type="float" office:value="1.005" calcext:value-type="float">
            <text:p>1.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84.15" calcext:value-type="float">
            <text:p>1384.1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13]/([.$N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28" calcext:value-type="float">
            <text:p>928</text:p>
          </table:table-cell>
          <table:table-cell office:value-type="float" office:value="31" calcext:value-type="float">
            <text:p>31</text:p>
          </table:table-cell>
          <table:table-cell table:formula="of:=[.AH13]*[.$AF$12] + [.AJ13]" office:value-type="float" office:value="162804903249689" calcext:value-type="float">
            <text:p>1.63E+14</text:p>
          </table:table-cell>
          <table:table-cell table:formula="of:=((SQRT([.M13])+SQRT([.N13]))*[.$L$2]/(1.61E-019*1000*[.$M$2]))" office:value-type="float" office:value="354140938745.595" calcext:value-type="float">
            <text:p>3.54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27" table:formula="of:=1E+027*[.O13]/([.K13]*[.Q13]*[.$K$2]*[.AC13]*[.S13])" office:value-type="float" office:value="2.3312514406329" calcext:value-type="float">
            <text:p>2.331</text:p>
          </table:table-cell>
          <table:table-cell table:style-name="ce28" table:formula="of:=1E+027*[.P13]/([.K13]*[.Q13]*[.$K$2]*1*[.AC13])" office:value-type="float" office:value="0.0770970977511033" calcext:value-type="float">
            <text:p>0.077</text:p>
          </table:table-cell>
          <table:table-cell table:formula="of:=SQRT(([.AD13]/[.AC13])^2+([.J13]/[.I13])^2+([.R13]/[.Q13])^2)" office:value-type="float" office:value="0.013373167896607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formula="of:=[.AA13]/([.AA13]+[.Y13])" office:value-type="float" office:value="0.994653362659371" calcext:value-type="float">
            <text:p>0.995</text:p>
          </table:table-cell>
          <table:table-cell table:formula="of:=[.AC13]*SQRT(([.AB13]/[.AA13])^2+([.AB13]^2+[.Z13]^2)/([.AA13]+[.Y13])^2)" office:value-type="float" office:value="0.00601022556216232" calcext:value-type="float">
            <text:p>0.006</text:p>
          </table:table-cell>
          <table:table-cell table:number-columns-repeated="3"/>
          <table:table-cell table:formula="of:=(([.M13]-[.N13])*[.$L$2])/([.$M$2]*1.61E-019*1000)" office:value-type="float" office:value="162022360248447" calcext:value-type="float">
            <text:p>1.62E+14</text:p>
          </table:table-cell>
          <table:table-cell office:value-type="float" office:value="504" calcext:value-type="float">
            <text:p>504</text:p>
          </table:table-cell>
          <table:table-cell table:formula="of:=[.AI13]*[.$AF$8]" office:value-type="float" office:value="-27568800000" calcext:value-type="float">
            <text:p>-2.76E+10</text:p>
          </table:table-cell>
          <table:table-cell table:formula="of:=[.AJ13]/[.$M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83.85" calcext:value-type="float">
            <text:p>1383.8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4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3755" calcext:value-type="float">
            <text:p>3755</text:p>
          </table:table-cell>
          <table:table-cell office:value-type="float" office:value="62" calcext:value-type="float">
            <text:p>62</text:p>
          </table:table-cell>
          <table:table-cell table:formula="of:=[.AH14]*[.$AF$12] + [.AJ14]" office:value-type="float" office:value="231972482171429" calcext:value-type="float">
            <text:p>2.32E+14</text:p>
          </table:table-cell>
          <table:table-cell table:formula="of:=((SQRT([.M14])+SQRT([.N14]))*[.$L$2]/(1.61E-019*1000*[.$M$2]))" office:value-type="float" office:value="438212446989.808" calcext:value-type="float">
            <text:p>4.38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4]/([.K14]*[.Q14]*[.$K$2]*[.AC14]*[.S14])" office:value-type="float" office:value="6.48137095210921" calcext:value-type="float">
            <text:p>6.48</text:p>
          </table:table-cell>
          <table:table-cell table:formula="of:=1E+027*[.P14]/([.K14]*[.Q14]*[.$K$2]*1*[.AC14])" office:value-type="float" office:value="0.105945818652587" calcext:value-type="float">
            <text:p>0.11</text:p>
          </table:table-cell>
          <table:table-cell table:formula="of:=SQRT(([.AD14]/[.AC14])^2+([.J14]/[.I14])^2+([.R14]/[.Q14])^2)" office:value-type="float" office:value="0.014884960758825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formula="of:=[.AA14]/([.AA14]+[.Y14])" office:value-type="float" office:value="0.995547773598816" calcext:value-type="float">
            <text:p>0.996</text:p>
          </table:table-cell>
          <table:table-cell table:formula="of:=[.AC14]*SQRT(([.AB14]/[.AA14])^2+([.AB14]^2+[.Z14]^2)/([.AA14]+[.Y14])^2)" office:value-type="float" office:value="0.00338476418853331" calcext:value-type="float">
            <text:p>0.003</text:p>
          </table:table-cell>
          <table:table-cell table:number-columns-repeated="3"/>
          <table:table-cell table:formula="of:=(([.M14]-[.N14])*[.$L$2])/([.$M$2]*1.61E-019*1000)" office:value-type="float" office:value="230857142857143" calcext:value-type="float">
            <text:p>2.31E+14</text:p>
          </table:table-cell>
          <table:table-cell office:value-type="float" office:value="712" calcext:value-type="float">
            <text:p>712</text:p>
          </table:table-cell>
          <table:table-cell table:formula="of:=[.AI14]*[.$AF$8]" office:value-type="float" office:value="-38946400000" calcext:value-type="float">
            <text:p>-3.89E+10</text:p>
          </table:table-cell>
          <table:table-cell table:formula="of:=[.AJ14]/[.$M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88.55" calcext:value-type="float">
            <text:p>1388.5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5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689" calcext:value-type="float">
            <text:p>5689</text:p>
          </table:table-cell>
          <table:table-cell office:value-type="float" office:value="76" calcext:value-type="float">
            <text:p>76</text:p>
          </table:table-cell>
          <table:table-cell table:formula="of:=[.AH15]*[.$AF$12] + [.AJ15]" office:value-type="float" office:value="220807528722981" calcext:value-type="float">
            <text:p>2.21E+14</text:p>
          </table:table-cell>
          <table:table-cell table:formula="of:=((SQRT([.M15])+SQRT([.N15]))*[.$L$2]/(1.61E-019*1000*[.$M$2]))" office:value-type="float" office:value="416506040276.827" calcext:value-type="float">
            <text:p>4.17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5]/([.K15]*[.Q15]*[.$K$2]*[.AC15]*[.S15])" office:value-type="float" office:value="10.3183304168111" calcext:value-type="float">
            <text:p>10.32</text:p>
          </table:table-cell>
          <table:table-cell table:formula="of:=1E+027*[.P15]/([.K15]*[.Q15]*[.$K$2]*1*[.AC15])" office:value-type="float" office:value="0.13646531561977" calcext:value-type="float">
            <text:p>0.14</text:p>
          </table:table-cell>
          <table:table-cell table:formula="of:=SQRT(([.AD15]/[.AC15])^2+([.J15]/[.I15])^2+([.R15]/[.Q15])^2)" office:value-type="float" office:value="0.0151714012972424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formula="of:=[.AA15]/([.AA15]+[.Y15])" office:value-type="float" office:value="0.995332391798632" calcext:value-type="float">
            <text:p>0.995</text:p>
          </table:table-cell>
          <table:table-cell table:formula="of:=[.AC15]*SQRT(([.AB15]/[.AA15])^2+([.AB15]^2+[.Z15]^2)/([.AA15]+[.Y15])^2)" office:value-type="float" office:value="0.00447115952099112" calcext:value-type="float">
            <text:p>0.004</text:p>
          </table:table-cell>
          <table:table-cell table:number-columns-repeated="3"/>
          <table:table-cell table:formula="of:=(([.M15]-[.N15])*[.$L$2])/([.$M$2]*1.61E-019*1000)" office:value-type="float" office:value="219745341614907" calcext:value-type="float">
            <text:p>2.20E+14</text:p>
          </table:table-cell>
          <table:table-cell office:value-type="float" office:value="668" calcext:value-type="float">
            <text:p>668</text:p>
          </table:table-cell>
          <table:table-cell table:formula="of:=[.AI15]*[.$AF$8]" office:value-type="float" office:value="-36539600000" calcext:value-type="float">
            <text:p>-3.65E+10</text:p>
          </table:table-cell>
          <table:table-cell table:formula="of:=[.AJ15]/[.$M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90.07" calcext:value-type="float">
            <text:p>1390.0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1/2-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6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table:formula="of:=[.AH16]*[.$AF$12] + [.AJ16]" office:value-type="float" office:value="115492557440994" calcext:value-type="float">
            <text:p>1.15E+14</text:p>
          </table:table-cell>
          <table:table-cell table:formula="of:=((SQRT([.M16])+SQRT([.N16]))*[.$L$2]/(1.61E-019*1000*[.$M$2]))" office:value-type="float" office:value="300674530772.053" calcext:value-type="float">
            <text:p>3.01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6]/([.K16]*[.Q16]*[.$K$2]*[.AC16]*[.S16])" office:value-type="float" office:value="13.7331592877829" calcext:value-type="float">
            <text:p>13.73</text:p>
          </table:table-cell>
          <table:table-cell table:formula="of:=1E+027*[.P16]/([.K16]*[.Q16]*[.$K$2]*1*[.AC16])" office:value-type="float" office:value="0.219730548604527" calcext:value-type="float">
            <text:p>0.22</text:p>
          </table:table-cell>
          <table:table-cell table:formula="of:=SQRT(([.AD16]/[.AC16])^2+([.J16]/[.I16])^2+([.R16]/[.Q16])^2)" office:value-type="float" office:value="0.0163127811834655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formula="of:=[.AA16]/([.AA16]+[.Y16])" office:value-type="float" office:value="0.995236378617777" calcext:value-type="float">
            <text:p>0.995</text:p>
          </table:table-cell>
          <table:table-cell table:formula="of:=[.AC16]*SQRT(([.AB16]/[.AA16])^2+([.AB16]^2+[.Z16]^2)/([.AA16]+[.Y16])^2)" office:value-type="float" office:value="0.0072382457847988" calcext:value-type="float">
            <text:p>0.007</text:p>
          </table:table-cell>
          <table:table-cell table:number-columns-repeated="3"/>
          <table:table-cell table:formula="of:=(([.M16]-[.N16])*[.$L$2])/([.$M$2]*1.61E-019*1000)" office:value-type="float" office:value="114948447204969" calcext:value-type="float">
            <text:p>1.15E+14</text:p>
          </table:table-cell>
          <table:table-cell office:value-type="float" office:value="560" calcext:value-type="float">
            <text:p>560</text:p>
          </table:table-cell>
          <table:table-cell table:formula="of:=[.AI16]*[.$AF$8]" office:value-type="float" office:value="-30632000000" calcext:value-type="float">
            <text:p>-3.06E+10</text:p>
          </table:table-cell>
          <table:table-cell table:formula="of:=[.AJ16]/[.$M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19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27.54" calcext:value-type="float">
            <text:p>1327.5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18]/([.$N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3535" calcext:value-type="float">
            <text:p>3535</text:p>
          </table:table-cell>
          <table:table-cell office:value-type="float" office:value="63" calcext:value-type="float">
            <text:p>63</text:p>
          </table:table-cell>
          <table:table-cell table:formula="of:=[.AH18]*[.$AF$12] + [.AJ18]" office:value-type="float" office:value="162804903249689" calcext:value-type="float">
            <text:p>1.63E+14</text:p>
          </table:table-cell>
          <table:table-cell table:formula="of:=((SQRT([.M18])+SQRT([.N18]))*[.$L$2]/(1.61E-019*1000*[.$M$2]))" office:value-type="float" office:value="354140938745.595" calcext:value-type="float">
            <text:p>3.54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8]/([.K18]*[.Q18]*[.$K$2]*[.AC18]*[.S18])" office:value-type="float" office:value="8.88035974422124" calcext:value-type="float">
            <text:p>8.88</text:p>
          </table:table-cell>
          <table:table-cell table:formula="of:=1E+027*[.P18]/([.K18]*[.Q18]*[.$K$2]*1*[.AC18])" office:value-type="float" office:value="0.156681198655468" calcext:value-type="float">
            <text:p>0.16</text:p>
          </table:table-cell>
          <table:table-cell table:formula="of:=SQRT(([.AD18]/[.AC18])^2+([.J18]/[.I18])^2+([.R18]/[.Q18])^2)" office:value-type="float" office:value="0.013373167896607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formula="of:=[.AA18]/([.AA18]+[.Y18])" office:value-type="float" office:value="0.994653362659371" calcext:value-type="float">
            <text:p>0.995</text:p>
          </table:table-cell>
          <table:table-cell table:formula="of:=[.AC18]*SQRT(([.AB18]/[.AA18])^2+([.AB18]^2+[.Z18]^2)/([.AA18]+[.Y18])^2)" office:value-type="float" office:value="0.00601022556216232" calcext:value-type="float">
            <text:p>0.006</text:p>
          </table:table-cell>
          <table:table-cell table:number-columns-repeated="3"/>
          <table:table-cell table:formula="of:=(([.M18]-[.N18])*[.$L$2])/([.$M$2]*1.61E-019*1000)" office:value-type="float" office:value="162022360248447" calcext:value-type="float">
            <text:p>1.62E+14</text:p>
          </table:table-cell>
          <table:table-cell office:value-type="float" office:value="504" calcext:value-type="float">
            <text:p>504</text:p>
          </table:table-cell>
          <table:table-cell table:formula="of:=[.AI18]*[.$AF$8]" office:value-type="float" office:value="-27568800000" calcext:value-type="float">
            <text:p>-2.76E+10</text:p>
          </table:table-cell>
          <table:table-cell table:formula="of:=[.AJ18]/[.$M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26.71" calcext:value-type="float">
            <text:p>1326.7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19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21737" calcext:value-type="float">
            <text:p>21737</text:p>
          </table:table-cell>
          <table:table-cell office:value-type="float" office:value="161" calcext:value-type="float">
            <text:p>161</text:p>
          </table:table-cell>
          <table:table-cell table:formula="of:=[.AH19]*[.$AF$12] + [.AJ19]" office:value-type="float" office:value="231972482171429" calcext:value-type="float">
            <text:p>2.32E+14</text:p>
          </table:table-cell>
          <table:table-cell table:formula="of:=((SQRT([.M19])+SQRT([.N19]))*[.$L$2]/(1.61E-019*1000*[.$M$2]))" office:value-type="float" office:value="438212446989.808" calcext:value-type="float">
            <text:p>4.38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19]/([.K19]*[.Q19]*[.$K$2]*[.AC19]*[.S19])" office:value-type="float" office:value="37.5194568271632" calcext:value-type="float">
            <text:p>37.52</text:p>
          </table:table-cell>
          <table:table-cell table:formula="of:=1E+027*[.P19]/([.K19]*[.Q19]*[.$K$2]*1*[.AC19])" office:value-type="float" office:value="0.275117367791395" calcext:value-type="float">
            <text:p>0.28</text:p>
          </table:table-cell>
          <table:table-cell table:formula="of:=SQRT(([.AD19]/[.AC19])^2+([.J19]/[.I19])^2+([.R19]/[.Q19])^2)" office:value-type="float" office:value="0.014884960758825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formula="of:=[.AA19]/([.AA19]+[.Y19])" office:value-type="float" office:value="0.995547773598816" calcext:value-type="float">
            <text:p>0.996</text:p>
          </table:table-cell>
          <table:table-cell table:formula="of:=[.AC19]*SQRT(([.AB19]/[.AA19])^2+([.AB19]^2+[.Z19]^2)/([.AA19]+[.Y19])^2)" office:value-type="float" office:value="0.00338476418853331" calcext:value-type="float">
            <text:p>0.003</text:p>
          </table:table-cell>
          <table:table-cell table:number-columns-repeated="3"/>
          <table:table-cell table:formula="of:=(([.M19]-[.N19])*[.$L$2])/([.$M$2]*1.61E-019*1000)" office:value-type="float" office:value="230857142857143" calcext:value-type="float">
            <text:p>2.31E+14</text:p>
          </table:table-cell>
          <table:table-cell office:value-type="float" office:value="712" calcext:value-type="float">
            <text:p>712</text:p>
          </table:table-cell>
          <table:table-cell table:formula="of:=[.AI19]*[.$AF$8]" office:value-type="float" office:value="-38946400000" calcext:value-type="float">
            <text:p>-3.89E+10</text:p>
          </table:table-cell>
          <table:table-cell table:formula="of:=[.AJ19]/[.$M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0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5265" calcext:value-type="float">
            <text:p>5265</text:p>
          </table:table-cell>
          <table:table-cell office:value-type="float" office:value="78" calcext:value-type="float">
            <text:p>78</text:p>
          </table:table-cell>
          <table:table-cell table:formula="of:=[.AH20]*[.$AF$12] + [.AJ20]" office:value-type="float" office:value="220807528722981" calcext:value-type="float">
            <text:p>2.21E+14</text:p>
          </table:table-cell>
          <table:table-cell table:formula="of:=((SQRT([.M20])+SQRT([.N20]))*[.$L$2]/(1.61E-019*1000*[.$M$2]))" office:value-type="float" office:value="416506040276.827" calcext:value-type="float">
            <text:p>4.17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0]/([.K20]*[.Q20]*[.$K$2]*[.AC20]*[.S20])" office:value-type="float" office:value="9.5493073729145" calcext:value-type="float">
            <text:p>9.55</text:p>
          </table:table-cell>
          <table:table-cell table:formula="of:=1E+027*[.P20]/([.K20]*[.Q20]*[.$K$2]*1*[.AC20])" office:value-type="float" office:value="0.140056508136079" calcext:value-type="float">
            <text:p>0.14</text:p>
          </table:table-cell>
          <table:table-cell table:formula="of:=SQRT(([.AD20]/[.AC20])^2+([.J20]/[.I20])^2+([.R20]/[.Q20])^2)" office:value-type="float" office:value="0.0151714012972424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formula="of:=[.AA20]/([.AA20]+[.Y20])" office:value-type="float" office:value="0.995332391798632" calcext:value-type="float">
            <text:p>0.995</text:p>
          </table:table-cell>
          <table:table-cell table:formula="of:=[.AC20]*SQRT(([.AB20]/[.AA20])^2+([.AB20]^2+[.Z20]^2)/([.AA20]+[.Y20])^2)" office:value-type="float" office:value="0.00447115952099112" calcext:value-type="float">
            <text:p>0.004</text:p>
          </table:table-cell>
          <table:table-cell table:number-columns-repeated="3"/>
          <table:table-cell table:formula="of:=(([.M20]-[.N20])*[.$L$2])/([.$M$2]*1.61E-019*1000)" office:value-type="float" office:value="219745341614907" calcext:value-type="float">
            <text:p>2.20E+14</text:p>
          </table:table-cell>
          <table:table-cell office:value-type="float" office:value="668" calcext:value-type="float">
            <text:p>668</text:p>
          </table:table-cell>
          <table:table-cell table:formula="of:=[.AI20]*[.$AF$8]" office:value-type="float" office:value="-36539600000" calcext:value-type="float">
            <text:p>-3.65E+10</text:p>
          </table:table-cell>
          <table:table-cell table:formula="of:=[.AJ20]/[.$M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33.47" calcext:value-type="float">
            <text:p>1333.4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1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3330" calcext:value-type="float">
            <text:p>3330</text:p>
          </table:table-cell>
          <table:table-cell office:value-type="float" office:value="63" calcext:value-type="float">
            <text:p>63</text:p>
          </table:table-cell>
          <table:table-cell table:formula="of:=[.AH21]*[.$AF$12] + [.AJ21]" office:value-type="float" office:value="115492557440994" calcext:value-type="float">
            <text:p>1.15E+14</text:p>
          </table:table-cell>
          <table:table-cell table:formula="of:=((SQRT([.M21])+SQRT([.N21]))*[.$L$2]/(1.61E-019*1000*[.$M$2]))" office:value-type="float" office:value="300674530772.053" calcext:value-type="float">
            <text:p>3.01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1]/([.K21]*[.Q21]*[.$K$2]*[.AC21]*[.S21])" office:value-type="float" office:value="11.5483384919993" calcext:value-type="float">
            <text:p>11.55</text:p>
          </table:table-cell>
          <table:table-cell table:formula="of:=1E+027*[.P21]/([.K21]*[.Q21]*[.$K$2]*1*[.AC21])" office:value-type="float" office:value="0.216297258782581" calcext:value-type="float">
            <text:p>0.22</text:p>
          </table:table-cell>
          <table:table-cell table:formula="of:=SQRT(([.AD21]/[.AC21])^2+([.J21]/[.I21])^2+([.R21]/[.Q21])^2)" office:value-type="float" office:value="0.0163127811834655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formula="of:=[.AA21]/([.AA21]+[.Y21])" office:value-type="float" office:value="0.995236378617777" calcext:value-type="float">
            <text:p>0.995</text:p>
          </table:table-cell>
          <table:table-cell table:formula="of:=[.AC21]*SQRT(([.AB21]/[.AA21])^2+([.AB21]^2+[.Z21]^2)/([.AA21]+[.Y21])^2)" office:value-type="float" office:value="0.0072382457847988" calcext:value-type="float">
            <text:p>0.007</text:p>
          </table:table-cell>
          <table:table-cell table:number-columns-repeated="3"/>
          <table:table-cell table:formula="of:=(([.M21]-[.N21])*[.$L$2])/([.$M$2]*1.61E-019*1000)" office:value-type="float" office:value="114948447204969" calcext:value-type="float">
            <text:p>1.15E+14</text:p>
          </table:table-cell>
          <table:table-cell office:value-type="float" office:value="560" calcext:value-type="float">
            <text:p>560</text:p>
          </table:table-cell>
          <table:table-cell table:formula="of:=[.AI21]*[.$AF$8]" office:value-type="float" office:value="-30632000000" calcext:value-type="float">
            <text:p>-3.06E+10</text:p>
          </table:table-cell>
          <table:table-cell table:formula="of:=[.AJ21]/[.$M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19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299.41" calcext:value-type="float">
            <text:p>1299.4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8" calcext:value-type="float">
            <text:p>8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  <table:table-cell table:formula="of:=[.I23]/([.$N$2]*1.661E-018)" office:value-type="float" office:value="1.76981045900891E+017" calcext:value-type="float">
            <text:p>1.77E+17</text:p>
          </table:table-cell>
          <table:table-cell/>
          <table:table-cell office:value-type="float" office:value="264029" calcext:value-type="float">
            <text:p>264029</text:p>
          </table:table-cell>
          <table:table-cell office:value-type="float" office:value="3173" calcext:value-type="float">
            <text:p>3173</text:p>
          </table:table-cell>
          <table:table-cell office:value-type="float" office:value="9859" calcext:value-type="float">
            <text:p>9859</text:p>
          </table:table-cell>
          <table:table-cell office:value-type="float" office:value="102" calcext:value-type="float">
            <text:p>102</text:p>
          </table:table-cell>
          <table:table-cell table:formula="of:=[.AH23]*[.$AF$12] + [.AJ23]" office:value-type="float" office:value="162804903249689" calcext:value-type="float">
            <text:p>1.63E+14</text:p>
          </table:table-cell>
          <table:table-cell table:formula="of:=((SQRT([.M23])+SQRT([.N23]))*[.$L$2]/(1.61E-019*1000*[.$M$2]))" office:value-type="float" office:value="354140938745.595" calcext:value-type="float">
            <text:p>3.54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3]/([.K23]*[.Q23]*[.$K$2]*[.AC23]*[.S23])" office:value-type="float" office:value="24.7670344323274" calcext:value-type="float">
            <text:p>24.77</text:p>
          </table:table-cell>
          <table:table-cell table:formula="of:=1E+027*[.P23]/([.K23]*[.Q23]*[.$K$2]*1*[.AC23])" office:value-type="float" office:value="0.253674321632662" calcext:value-type="float">
            <text:p>0.25</text:p>
          </table:table-cell>
          <table:table-cell table:formula="of:=SQRT(([.AD23]/[.AC23])^2+([.J23]/[.I23])^2+([.R23]/[.Q23])^2)" office:value-type="float" office:value="0.0133731678966072" calcext:value-type="float">
            <text:p>0.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office:value-type="float" office:value="55624" calcext:value-type="float">
            <text:p>55624</text:p>
          </table:table-cell>
          <table:table-cell office:value-type="float" office:value="238" calcext:value-type="float">
            <text:p>238</text:p>
          </table:table-cell>
          <table:table-cell table:formula="of:=[.AA23]/([.AA23]+[.Y23])" office:value-type="float" office:value="0.994653362659371" calcext:value-type="float">
            <text:p>0.995</text:p>
          </table:table-cell>
          <table:table-cell table:formula="of:=[.AC23]*SQRT(([.AB23]/[.AA23])^2+([.AB23]^2+[.Z23]^2)/([.AA23]+[.Y23])^2)" office:value-type="float" office:value="0.00601022556216232" calcext:value-type="float">
            <text:p>0.006</text:p>
          </table:table-cell>
          <table:table-cell table:number-columns-repeated="3"/>
          <table:table-cell table:formula="of:=(([.M23]-[.N23])*[.$L$2])/([.$M$2]*1.61E-019*1000)" office:value-type="float" office:value="162022360248447" calcext:value-type="float">
            <text:p>1.62E+14</text:p>
          </table:table-cell>
          <table:table-cell office:value-type="float" office:value="504" calcext:value-type="float">
            <text:p>504</text:p>
          </table:table-cell>
          <table:table-cell table:formula="of:=[.AI23]*[.$AF$8]" office:value-type="float" office:value="-27568800000" calcext:value-type="float">
            <text:p>-2.76E+10</text:p>
          </table:table-cell>
          <table:table-cell table:formula="of:=[.AJ23]/[.$M$2]" office:value-type="float" office:value="-13784400000" calcext:value-type="float">
            <text:p>-1.38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298.76" calcext:value-type="float">
            <text:p>1298.7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17" calcext:value-type="float">
            <text:p>17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4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79664" calcext:value-type="float">
            <text:p>379664</text:p>
          </table:table-cell>
          <table:table-cell office:value-type="float" office:value="7984" calcext:value-type="float">
            <text:p>7984</text:p>
          </table:table-cell>
          <table:table-cell office:value-type="float" office:value="71796" calcext:value-type="float">
            <text:p>71796</text:p>
          </table:table-cell>
          <table:table-cell office:value-type="float" office:value="279" calcext:value-type="float">
            <text:p>279</text:p>
          </table:table-cell>
          <table:table-cell table:formula="of:=[.AH24]*[.$AF$12] + [.AJ24]" office:value-type="float" office:value="231972482171429" calcext:value-type="float">
            <text:p>2.32E+14</text:p>
          </table:table-cell>
          <table:table-cell table:formula="of:=((SQRT([.M24])+SQRT([.N24]))*[.$L$2]/(1.61E-019*1000*[.$M$2]))" office:value-type="float" office:value="438212446989.808" calcext:value-type="float">
            <text:p>4.38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4]/([.K24]*[.Q24]*[.$K$2]*[.AC24]*[.S24])" office:value-type="float" office:value="123.924503029995" calcext:value-type="float">
            <text:p>123.92</text:p>
          </table:table-cell>
          <table:table-cell table:formula="of:=1E+027*[.P24]/([.K24]*[.Q24]*[.$K$2]*1*[.AC24])" office:value-type="float" office:value="0.47675618393664" calcext:value-type="float">
            <text:p>0.48</text:p>
          </table:table-cell>
          <table:table-cell table:formula="of:=SQRT(([.AD24]/[.AC24])^2+([.J24]/[.I24])^2+([.R24]/[.Q24])^2)" office:value-type="float" office:value="0.014884960758825" calcext:value-type="float">
            <text:p>0.01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office:value-type="float" office:value="172848" calcext:value-type="float">
            <text:p>172848</text:p>
          </table:table-cell>
          <table:table-cell office:value-type="float" office:value="416" calcext:value-type="float">
            <text:p>416</text:p>
          </table:table-cell>
          <table:table-cell table:formula="of:=[.AA24]/([.AA24]+[.Y24])" office:value-type="float" office:value="0.995547773598816" calcext:value-type="float">
            <text:p>0.996</text:p>
          </table:table-cell>
          <table:table-cell table:formula="of:=[.AC24]*SQRT(([.AB24]/[.AA24])^2+([.AB24]^2+[.Z24]^2)/([.AA24]+[.Y24])^2)" office:value-type="float" office:value="0.00338476418853331" calcext:value-type="float">
            <text:p>0.003</text:p>
          </table:table-cell>
          <table:table-cell table:number-columns-repeated="3"/>
          <table:table-cell table:formula="of:=(([.M24]-[.N24])*[.$L$2])/([.$M$2]*1.61E-019*1000)" office:value-type="float" office:value="230857142857143" calcext:value-type="float">
            <text:p>2.31E+14</text:p>
          </table:table-cell>
          <table:table-cell office:value-type="float" office:value="712" calcext:value-type="float">
            <text:p>712</text:p>
          </table:table-cell>
          <table:table-cell table:formula="of:=[.AI24]*[.$AF$8]" office:value-type="float" office:value="-38946400000" calcext:value-type="float">
            <text:p>-3.89E+10</text:p>
          </table:table-cell>
          <table:table-cell table:formula="of:=[.AJ24]/[.$M$2]" office:value-type="float" office:value="-19473200000" calcext:value-type="float">
            <text:p>-1.95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03.35" calcext:value-type="float">
            <text:p>1303.3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1" calcext:value-type="float">
            <text:p>31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5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358901" calcext:value-type="float">
            <text:p>358901</text:p>
          </table:table-cell>
          <table:table-cell office:value-type="float" office:value="5111" calcext:value-type="float">
            <text:p>5111</text:p>
          </table:table-cell>
          <table:table-cell office:value-type="float" office:value="20059" calcext:value-type="float">
            <text:p>20059</text:p>
          </table:table-cell>
          <table:table-cell office:value-type="float" office:value="146" calcext:value-type="float">
            <text:p>146</text:p>
          </table:table-cell>
          <table:table-cell table:formula="of:=[.AH25]*[.$AF$12] + [.AJ25]" office:value-type="float" office:value="220807528722981" calcext:value-type="float">
            <text:p>2.21E+14</text:p>
          </table:table-cell>
          <table:table-cell table:formula="of:=((SQRT([.M25])+SQRT([.N25]))*[.$L$2]/(1.61E-019*1000*[.$M$2]))" office:value-type="float" office:value="416506040276.827" calcext:value-type="float">
            <text:p>4.17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5]/([.K25]*[.Q25]*[.$K$2]*[.AC25]*[.S25])" office:value-type="float" office:value="36.3816821639681" calcext:value-type="float">
            <text:p>36.38</text:p>
          </table:table-cell>
          <table:table-cell table:formula="of:=1E+027*[.P25]/([.K25]*[.Q25]*[.$K$2]*1*[.AC25])" office:value-type="float" office:value="0.26215705369061" calcext:value-type="float">
            <text:p>0.26</text:p>
          </table:table-cell>
          <table:table-cell table:formula="of:=SQRT(([.AD25]/[.AC25])^2+([.J25]/[.I25])^2+([.R25]/[.Q25])^2)" office:value-type="float" office:value="0.0151714012972424" calcext:value-type="float">
            <text:p>0.02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float" office:value="99371" calcext:value-type="float">
            <text:p>99371</text:p>
          </table:table-cell>
          <table:table-cell office:value-type="float" office:value="316" calcext:value-type="float">
            <text:p>316</text:p>
          </table:table-cell>
          <table:table-cell table:formula="of:=[.AA25]/([.AA25]+[.Y25])" office:value-type="float" office:value="0.995332391798632" calcext:value-type="float">
            <text:p>0.995</text:p>
          </table:table-cell>
          <table:table-cell table:formula="of:=[.AC25]*SQRT(([.AB25]/[.AA25])^2+([.AB25]^2+[.Z25]^2)/([.AA25]+[.Y25])^2)" office:value-type="float" office:value="0.00447115952099112" calcext:value-type="float">
            <text:p>0.004</text:p>
          </table:table-cell>
          <table:table-cell table:number-columns-repeated="3"/>
          <table:table-cell table:formula="of:=(([.M25]-[.N25])*[.$L$2])/([.$M$2]*1.61E-019*1000)" office:value-type="float" office:value="219745341614907" calcext:value-type="float">
            <text:p>2.20E+14</text:p>
          </table:table-cell>
          <table:table-cell office:value-type="float" office:value="668" calcext:value-type="float">
            <text:p>668</text:p>
          </table:table-cell>
          <table:table-cell table:formula="of:=[.AI25]*[.$AF$8]" office:value-type="float" office:value="-36539600000" calcext:value-type="float">
            <text:p>-3.65E+10</text:p>
          </table:table-cell>
          <table:table-cell table:formula="of:=[.AJ25]/[.$M$2]" office:value-type="float" office:value="-18269800000" calcext:value-type="float">
            <text:p>-1.83E+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ebruary</text:p>
          </table:table-cell>
          <table:table-cell office:value-type="string" calcext:value-type="string">
            <text:p>114Cd</text:p>
          </table:table-cell>
          <table:table-cell office:value-type="float" office:value="1304.47" calcext:value-type="float">
            <text:p>1304.4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5/2+</text:p>
          </table:table-cell>
          <table:table-cell office:value-type="float" office:value="39" calcext:value-type="float">
            <text:p>39</text:p>
          </table:table-cell>
          <table:table-cell office:value-type="float" office:value="34.8" calcext:value-type="float">
            <text:p>34.8</text:p>
          </table:table-cell>
          <table:table-cell office:value-type="float" office:value="0.5" calcext:value-type="float">
            <text:p>0.5</text:p>
          </table:table-cell>
          <table:table-cell table:formula="of:=[.I26]/([.$N$2]*1.661E-018)" office:value-type="float" office:value="1.80614087898856E+017" calcext:value-type="float">
            <text:p>1.81E+17</text:p>
          </table:table-cell>
          <table:table-cell/>
          <table:table-cell office:value-type="float" office:value="187657" calcext:value-type="float">
            <text:p>187657</text:p>
          </table:table-cell>
          <table:table-cell office:value-type="float" office:value="2590" calcext:value-type="float">
            <text:p>2590</text:p>
          </table:table-cell>
          <table:table-cell office:value-type="float" office:value="10439" calcext:value-type="float">
            <text:p>10439</text:p>
          </table:table-cell>
          <table:table-cell office:value-type="float" office:value="106" calcext:value-type="float">
            <text:p>106</text:p>
          </table:table-cell>
          <table:table-cell table:formula="of:=[.AH26]*[.$AF$12] + [.AJ26]" office:value-type="float" office:value="115492557440994" calcext:value-type="float">
            <text:p>1.15E+14</text:p>
          </table:table-cell>
          <table:table-cell table:formula="of:=((SQRT([.M26])+SQRT([.N26]))*[.$L$2]/(1.61E-019*1000*[.$M$2]))" office:value-type="float" office:value="300674530772.053" calcext:value-type="float">
            <text:p>3.01E+11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6]/([.K26]*[.Q26]*[.$K$2]*[.AC26]*[.S26])" office:value-type="float" office:value="36.2021337891833" calcext:value-type="float">
            <text:p>36.20</text:p>
          </table:table-cell>
          <table:table-cell table:formula="of:=1E+027*[.P26]/([.K26]*[.Q26]*[.$K$2]*1*[.AC26])" office:value-type="float" office:value="0.363928721126248" calcext:value-type="float">
            <text:p>0.36</text:p>
          </table:table-cell>
          <table:table-cell table:formula="of:=SQRT(([.AD26]/[.AC26])^2+([.J26]/[.I26])^2+([.R26]/[.Q26])^2)" office:value-type="float" office:value="0.0163127811834655" calcext:value-type="float">
            <text:p>0.0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float" office:value="38651" calcext:value-type="float">
            <text:p>38651</text:p>
          </table:table-cell>
          <table:table-cell office:value-type="float" office:value="199" calcext:value-type="float">
            <text:p>199</text:p>
          </table:table-cell>
          <table:table-cell table:formula="of:=[.AA26]/([.AA26]+[.Y26])" office:value-type="float" office:value="0.995236378617777" calcext:value-type="float">
            <text:p>0.995</text:p>
          </table:table-cell>
          <table:table-cell table:formula="of:=[.AC26]*SQRT(([.AB26]/[.AA26])^2+([.AB26]^2+[.Z26]^2)/([.AA26]+[.Y26])^2)" office:value-type="float" office:value="0.0072382457847988" calcext:value-type="float">
            <text:p>0.007</text:p>
          </table:table-cell>
          <table:table-cell table:number-columns-repeated="3"/>
          <table:table-cell table:formula="of:=(([.M26]-[.N26])*[.$L$2])/([.$M$2]*1.61E-019*1000)" office:value-type="float" office:value="114948447204969" calcext:value-type="float">
            <text:p>1.15E+14</text:p>
          </table:table-cell>
          <table:table-cell office:value-type="float" office:value="560" calcext:value-type="float">
            <text:p>560</text:p>
          </table:table-cell>
          <table:table-cell table:formula="of:=[.AI26]*[.$AF$8]" office:value-type="float" office:value="-30632000000" calcext:value-type="float">
            <text:p>-3.06E+10</text:p>
          </table:table-cell>
          <table:table-cell table:formula="of:=[.AJ26]/[.$M$2]" office:value-type="float" office:value="-15316000000" calcext:value-type="float">
            <text:p>-1.53E+10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19"/>
          <table:table-cell table:number-columns-repeated="17"/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</text:p>
          </table:table-cell>
          <table:table-cell office:value-type="string" calcext:value-type="string">
            <text:p>116Cd</text:p>
          </table:table-cell>
          <table:table-cell/>
          <table:table-cell office:value-type="float" office:value="181.5" calcext:value-type="float">
            <text:p>181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table:formula="of:=[.I28]/([.$N$2]*1.661E-018)" office:value-type="float" office:value="1.57777823911644E+017" calcext:value-type="float">
            <text:p>1.58E+17</text:p>
          </table:table-cell>
          <table:table-cell/>
          <table:table-cell table:style-name="ce29" office:value-type="string" calcext:value-type="string">
            <text:p>6471606</text:p>
          </table:table-cell>
          <table:table-cell table:style-name="ce29" office:value-type="string" calcext:value-type="string">
            <text:p>4222</text:p>
          </table:table-cell>
          <table:table-cell office:value-type="float" office:value="9958.18171461703" calcext:value-type="float">
            <text:p>9958.18</text:p>
          </table:table-cell>
          <table:table-cell office:value-type="float" office:value="100" calcext:value-type="float">
            <text:p>100</text:p>
          </table:table-cell>
          <table:table-cell table:formula="of:=[.AH28]*[.$AF$12] + [.AJ28]" office:value-type="float" office:value="4036637158230435" calcext:value-type="float">
            <text:p>4.04E+15</text:p>
          </table:table-cell>
          <table:table-cell table:formula="of:=((SQRT([.M28])+SQRT([.N28]))*[.$L$2]/(1.61E-019*1000*[.$M$2]))" office:value-type="float" office:value="1620442273081.75" calcext:value-type="float">
            <text:p>1.62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8]/([.K28]*[.Q28]*[.$K$2]*[.AC28]*[.S28])" office:value-type="float" office:value="1.13511491545237" calcext:value-type="float">
            <text:p>1.14</text:p>
          </table:table-cell>
          <table:table-cell table:formula="of:=1E+027*[.P28]/([.K28]*[.Q28]*[.$K$2]*1*[.AC28])" office:value-type="float" office:value="0.0112848288824489" calcext:value-type="float">
            <text:p>0.01</text:p>
          </table:table-cell>
          <table:table-cell table:formula="of:=SQRT(([.AD28]/[.AC28])^2+([.J28]/[.I28])^2+([.R28]/[.Q28])^2)" office:value-type="float" office:value="0.013201480234829" calcext:value-type="float">
            <text:p>0.0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24264" calcext:value-type="float">
            <text:p>24264</text:p>
          </table:table-cell>
          <table:table-cell office:value-type="float" office:value="14" calcext:value-type="float">
            <text:p>14</text:p>
          </table:table-cell>
          <table:table-cell table:formula="of:=[.AA28]/([.AA28]+[.Y28])" office:value-type="float" office:value="0.991703110311849" calcext:value-type="float">
            <text:p>0.992</text:p>
          </table:table-cell>
          <table:table-cell table:formula="of:=[.AC28]*SQRT(([.AB28]/[.AA28])^2+([.AB28]^2+[.Z28]^2)/([.AA28]+[.Y28])^2)" office:value-type="float" office:value="0.00098560395170278" calcext:value-type="float">
            <text:p>0.001</text:p>
          </table:table-cell>
          <table:table-cell table:number-columns-repeated="3"/>
          <table:table-cell table:formula="of:=(([.M28]-[.N28])*[.$L$2])/([.$M$2]*1.61E-019*1000)" office:value-type="float" office:value="4.01700869565217E+015" calcext:value-type="float">
            <text:p>4.02E+15</text:p>
          </table:table-cell>
          <table:table-cell office:value-type="float" office:value="8347" calcext:value-type="float">
            <text:p>8347</text:p>
          </table:table-cell>
          <table:table-cell table:formula="of:=[.AI28]*[.$AF$8]" office:value-type="float" office:value="-456580900000" calcext:value-type="float">
            <text:p>-4.57E+11</text:p>
          </table:table-cell>
          <table:table-cell table:formula="of:=[.AJ28]/[.$M$2]" office:value-type="float" office:value="-228290450000" calcext:value-type="float">
            <text:p>-2.28E+11</text:p>
          </table:table-cell>
          <table:table-cell/>
          <table:table-cell table:style-name="ce9" table:formula="of:=[.AH28]*(2*1.6E-019)*1000000000" office:value-type="float" office:value="1285442.7826087" calcext:value-type="float">
            <text:p>1.29E+06</text:p>
          </table:table-cell>
          <table:table-cell table:formula="of:=[.AM28]/[.AI28]" office:value-type="float" office:value="154.000572973367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0.4" calcext:value-type="float">
            <text:p>0.4</text:p>
          </table:table-cell>
          <table:table-cell table:formula="of:=[.I29]/([.$N$2]*1.661E-018)" office:value-type="float" office:value="1.57777823911644E+017" calcext:value-type="float">
            <text:p>1.58E+17</text:p>
          </table:table-cell>
          <table:table-cell/>
          <table:table-cell table:style-name="ce29" office:value-type="string" calcext:value-type="string">
            <text:p>6471606</text:p>
          </table:table-cell>
          <table:table-cell table:style-name="ce29" office:value-type="string" calcext:value-type="string">
            <text:p>422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formula="of:=[.AH29]*[.$AF$12] + [.AJ29]" office:value-type="float" office:value="4036637158230435" calcext:value-type="float">
            <text:p>4.04E+15</text:p>
          </table:table-cell>
          <table:table-cell table:formula="of:=((SQRT([.M29])+SQRT([.N29]))*[.$L$2]/(1.61E-019*1000*[.$M$2]))" office:value-type="float" office:value="1620442273081.75" calcext:value-type="float">
            <text:p>1.62E+12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9" table:formula="of:=1E+027*[.O29]/([.K29]*[.Q29]*[.$K$2]*[.AC29]*[.S29])" office:value-type="float" office:value="0.0112848250238468" calcext:value-type="float">
            <text:p>0.01</text:p>
          </table:table-cell>
          <table:table-cell table:formula="of:=1E+027*[.P29]/([.K29]*[.Q29]*[.$K$2]*1*[.AC29])" office:value-type="float" office:value="0.00112848250238468" calcext:value-type="float">
            <text:p>0</text:p>
          </table:table-cell>
          <table:table-cell table:formula="of:=SQRT(([.AD29]/[.AC29])^2+([.J29]/[.I29])^2+([.R29]/[.Q29])^2)" office:value-type="float" office:value="0.0131891350928049" calcext:value-type="float">
            <text:p>0.0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4265" calcext:value-type="float">
            <text:p>24265</text:p>
          </table:table-cell>
          <table:table-cell office:value-type="float" office:value="14" calcext:value-type="float">
            <text:p>14</text:p>
          </table:table-cell>
          <table:table-cell table:formula="of:=[.AA29]/([.AA29]+[.Y29])" office:value-type="float" office:value="0.991703449403302" calcext:value-type="float">
            <text:p>0.992</text:p>
          </table:table-cell>
          <table:table-cell table:formula="of:=[.AC29]*SQRT(([.AB29]/[.AA29])^2+([.AB29]^2+[.Z29]^2)/([.AA29]+[.Y29])^2)" office:value-type="float" office:value="0.000806847853323509" calcext:value-type="float">
            <text:p>0.001</text:p>
          </table:table-cell>
          <table:table-cell table:number-columns-repeated="3"/>
          <table:table-cell table:formula="of:=(([.M29]-[.N29])*[.$L$2])/([.$M$2]*1.61E-019*1000)" office:value-type="float" office:value="4.01700869565217E+015" calcext:value-type="float">
            <text:p>4.02E+15</text:p>
          </table:table-cell>
          <table:table-cell office:value-type="float" office:value="8347" calcext:value-type="float">
            <text:p>8347</text:p>
          </table:table-cell>
          <table:table-cell table:formula="of:=[.AI29]*[.$AF$8]" office:value-type="float" office:value="-456580900000" calcext:value-type="float">
            <text:p>-4.57E+11</text:p>
          </table:table-cell>
          <table:table-cell table:formula="of:=[.AJ29]/[.$M$2]" office:value-type="float" office:value="-228290450000" calcext:value-type="float">
            <text:p>-2.28E+11</text:p>
          </table:table-cell>
          <table:table-cell table:number-columns-repeated="3"/>
        </table:table-row>
        <table:table-row table:style-name="ro1" table:number-rows-repeated="9">
          <table:table-cell table:number-columns-repeated="1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 table:number-columns-repeated="1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0" loext:min-decimal-places="0" number:min-integer-digits="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.</number:text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15:12:18.777811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37:39.405907227</meta:creation-date>
    <dc:date>2019-06-20T15:08:02.058930282</dc:date>
    <meta:editing-duration>PT33M35S</meta:editing-duration>
    <meta:editing-cycles>6</meta:editing-cycles>
    <meta:generator>LibreOffice/5.3.6.1$Linux_X86_64 LibreOffice_project/30$Build-1</meta:generator>
    <meta:document-statistic meta:table-count="2" meta:cell-count="857" meta:object-count="0"/>
  </office:meta>
</office:document-meta>
</file>